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142.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9.24mm"/>
    </style:style>
    <style:style style:name="co8" style:family="table-column">
      <style:table-column-properties fo:break-before="auto" style:column-width="2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IPA Pゴシック" style:font-name-asian="IPA Pゴシック" style:font-name-complex="FreeSans"/>
    </style:style>
    <style:style style:name="ce2" style:family="table-cell" style:parent-style-name="Default">
      <style:text-properties style:font-name="Liberation SansIPA Pゴシック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6pt solid #000000" style:vertical-align="top"/>
      <style:text-properties style:font-name="Liberation Sans" style:font-name-asian="IPA Pゴシック" style:font-name-complex="Free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1" style:family="table-cell" style:parent-style-name="Default" style:data-style-name="N99">
      <style:table-cell-properties style:vertical-align="top"/>
    </style:style>
  </office:automatic-styles>
  <office:body>
    <office:spreadsheet>
      <table:calculation-settings table:automatic-find-labels="false"/>
      <table:table table:name="導入手順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mysqlでログインしSQL実行可能な状態であるこ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SQLシートに記載のあるテーブル作成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SERVICE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RECOMMENDED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table:style-name="ce1" office:value-type="string" calcext:value-type="string">
            <text:p>googlemapsを使うために下記のコマンドを実行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p3 install googlem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ソースコードシートに記載されているソースに書き換え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SQ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○テーブル作成SQ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REATE TABLE SERVICE_LUNCH_TABLE (SERVICE_DAY int, SERVICE_WEEK varchar(10), SHOP_NAME varchar(20), SPECIAL varchar(50))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RECOMMENDED_LUNCH_TABLE (SHOP_NAME varchar(20) NOT NULL PRIMARY KEY, DETAIL varchar(50), RANK int)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ERVICE_LUNCH_TABLE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20" table:default-cell-style-name="ce5"/>
        <table:table-row table:style-name="ro1">
          <table:table-cell table:style-name="ce3" office:value-type="string" calcext:value-type="string">
            <text:p>SERVICE_DAY</text:p>
          </table:table-cell>
          <table:table-cell table:style-name="ce6" office:value-type="string" calcext:value-type="string">
            <text:p>SERVICE_WEEK</text:p>
          </table:table-cell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SPECIAL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丸亀製麺</text:p>
          </table:table-cell>
          <table:table-cell table:style-name="ce3" office:value-type="string" calcext:value-type="string">
            <text:p>釜揚げうどん(並)280円→140円 (大)380円→190円 (特)480円→240円</text:p>
          </table:table-cell>
          <table:table-cell/>
          <table:table-cell table:formula="of:=&quot;INSERT INTO SERVICE_LUNCH_TABLE VALUES ('&quot;&amp;[.A2]&amp;&quot;','&quot;&amp;[.B2]&amp;&quot;','&quot;&amp;[.C2]&amp;&quot;','&quot;&amp;[.D2]&amp;&quot;');&quot;" office:value-type="string" office:string-value="INSERT INTO SERVICE_LUNCH_TABLE VALUES ('1','','丸亀製麺','釜揚げうどん(並)280円→140円 (大)380円→190円 (特)480円→240円');" calcext:value-type="string">
            <text:p>INSERT INTO SERVICE_LUNCH_TABLE VALUES ('1','','丸亀製麺','釜揚げうどん(並)280円→140円 (大)380円→190円 (特)480円→240円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3]&amp;&quot;','&quot;&amp;[.B3]&amp;&quot;','&quot;&amp;[.C3]&amp;&quot;','&quot;&amp;[.D3]&amp;&quot;');&quot;" office:value-type="string" office:string-value="INSERT INTO SERVICE_LUNCH_TABLE VALUES ('5','','ゴーゴーカレー','トッピングサービス券プレゼント');" calcext:value-type="string">
            <text:p>INSERT INTO SERVICE_LUNCH_TABLE VALUES ('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4]&amp;&quot;','&quot;&amp;[.B4]&amp;&quot;','&quot;&amp;[.C4]&amp;&quot;','&quot;&amp;[.D4]&amp;&quot;');&quot;" office:value-type="string" office:string-value="INSERT INTO SERVICE_LUNCH_TABLE VALUES ('15','','ゴーゴーカレー','トッピングサービス券プレゼント');" calcext:value-type="string">
            <text:p>INSERT INTO SERVICE_LUNCH_TABLE VALUES ('1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5]&amp;&quot;','&quot;&amp;[.B5]&amp;&quot;','&quot;&amp;[.C5]&amp;&quot;','&quot;&amp;[.D5]&amp;&quot;');&quot;" office:value-type="string" office:string-value="INSERT INTO SERVICE_LUNCH_TABLE VALUES ('25','','ゴーゴーカレー','トッピングサービス券プレゼント');" calcext:value-type="string">
            <text:p>INSERT INTO SERVICE_LUNCH_TABLE VALUES ('2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6]&amp;&quot;','&quot;&amp;[.B6]&amp;&quot;','&quot;&amp;[.C6]&amp;&quot;','&quot;&amp;[.D6]&amp;&quot;');&quot;" office:value-type="string" office:string-value="INSERT INTO SERVICE_LUNCH_TABLE VALUES ('5','','サブウェイ','サブクラブカードのポイント5倍');" calcext:value-type="string">
            <text:p>INSERT INTO SERVICE_LUNCH_TABLE VALUES ('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7]&amp;&quot;','&quot;&amp;[.B7]&amp;&quot;','&quot;&amp;[.C7]&amp;&quot;','&quot;&amp;[.D7]&amp;&quot;');&quot;" office:value-type="string" office:string-value="INSERT INTO SERVICE_LUNCH_TABLE VALUES ('15','','サブウェイ','サブクラブカードのポイント5倍');" calcext:value-type="string">
            <text:p>INSERT INTO SERVICE_LUNCH_TABLE VALUES ('1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8]&amp;&quot;','&quot;&amp;[.B8]&amp;&quot;','&quot;&amp;[.C8]&amp;&quot;','&quot;&amp;[.D8]&amp;&quot;');&quot;" office:value-type="string" office:string-value="INSERT INTO SERVICE_LUNCH_TABLE VALUES ('25','','サブウェイ','サブクラブカードのポイント5倍');" calcext:value-type="string">
            <text:p>INSERT INTO SERVICE_LUNCH_TABLE VALUES ('2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9]&amp;&quot;','&quot;&amp;[.B9]&amp;&quot;','&quot;&amp;[.C9]&amp;&quot;','&quot;&amp;[.D9]&amp;&quot;');&quot;" office:value-type="string" office:string-value="INSERT INTO SERVICE_LUNCH_TABLE VALUES ('8','','築地銀だこ','たこ焼1舟（6個入り以上）で2個のスタンプがもらえる');" calcext:value-type="string">
            <text:p>INSERT INTO SERVICE_LUNCH_TABLE VALUES ('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0]&amp;&quot;','&quot;&amp;[.B10]&amp;&quot;','&quot;&amp;[.C10]&amp;&quot;','&quot;&amp;[.D10]&amp;&quot;');&quot;" office:value-type="string" office:string-value="INSERT INTO SERVICE_LUNCH_TABLE VALUES ('18','','築地銀だこ','たこ焼1舟（6個入り以上）で2個のスタンプがもらえる');" calcext:value-type="string">
            <text:p>INSERT INTO SERVICE_LUNCH_TABLE VALUES ('1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1]&amp;&quot;','&quot;&amp;[.B11]&amp;&quot;','&quot;&amp;[.C11]&amp;&quot;','&quot;&amp;[.D11]&amp;&quot;');&quot;" office:value-type="string" office:string-value="INSERT INTO SERVICE_LUNCH_TABLE VALUES ('28','','築地銀だこ','たこ焼1舟（6個入り以上）で2個のスタンプがもらえる');" calcext:value-type="string">
            <text:p>INSERT INTO SERVICE_LUNCH_TABLE VALUES ('2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2]&amp;&quot;','&quot;&amp;[.B12]&amp;&quot;','&quot;&amp;[.C12]&amp;&quot;','&quot;&amp;[.D12]&amp;&quot;');&quot;" office:value-type="string" office:string-value="INSERT INTO SERVICE_LUNCH_TABLE VALUES ('10','','ロッテリア','月替りサービス（パティ増量・ポテト半額・無料引換券など）');" calcext:value-type="string">
            <text:p>INSERT INTO SERVICE_LUNCH_TABLE VALUES ('1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3]&amp;&quot;','&quot;&amp;[.B13]&amp;&quot;','&quot;&amp;[.C13]&amp;&quot;','&quot;&amp;[.D13]&amp;&quot;');&quot;" office:value-type="string" office:string-value="INSERT INTO SERVICE_LUNCH_TABLE VALUES ('20','','ロッテリア','月替りサービス（パティ増量・ポテト半額・無料引換券など）');" calcext:value-type="string">
            <text:p>INSERT INTO SERVICE_LUNCH_TABLE VALUES ('2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4]&amp;&quot;','&quot;&amp;[.B14]&amp;&quot;','&quot;&amp;[.C14]&amp;&quot;','&quot;&amp;[.D14]&amp;&quot;');&quot;" office:value-type="string" office:string-value="INSERT INTO SERVICE_LUNCH_TABLE VALUES ('30','','ロッテリア','月替りサービス（パティ増量・ポテト半額・無料引換券など）');" calcext:value-type="string">
            <text:p>INSERT INTO SERVICE_LUNCH_TABLE VALUES ('3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てんや</text:p>
          </table:table-cell>
          <table:table-cell table:style-name="ce3" office:value-type="string" calcext:value-type="string">
            <text:p>390円 天丼 550円 天丼＋小そばor小うどん</text:p>
          </table:table-cell>
          <table:table-cell/>
          <table:table-cell table:formula="of:=&quot;INSERT INTO SERVICE_LUNCH_TABLE VALUES ('&quot;&amp;[.A15]&amp;&quot;','&quot;&amp;[.B15]&amp;&quot;','&quot;&amp;[.C15]&amp;&quot;','&quot;&amp;[.D15]&amp;&quot;');&quot;" office:value-type="string" office:string-value="INSERT INTO SERVICE_LUNCH_TABLE VALUES ('18','','てんや','390円 天丼 550円 天丼＋小そばor小うどん');" calcext:value-type="string">
            <text:p>INSERT INTO SERVICE_LUNCH_TABLE VALUES ('18','','てんや','390円 天丼 550円 天丼＋小そばor小うどん');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フレッシュネスバーガー</text:p>
          </table:table-cell>
          <table:table-cell table:style-name="ce3" office:value-type="string" calcext:value-type="string">
            <text:p>お得なイベントやサービス</text:p>
          </table:table-cell>
          <table:table-cell/>
          <table:table-cell table:formula="of:=&quot;INSERT INTO SERVICE_LUNCH_TABLE VALUES ('&quot;&amp;[.A16]&amp;&quot;','&quot;&amp;[.B16]&amp;&quot;','&quot;&amp;[.C16]&amp;&quot;','&quot;&amp;[.D16]&amp;&quot;');&quot;" office:value-type="string" office:string-value="INSERT INTO SERVICE_LUNCH_TABLE VALUES ('20','','フレッシュネスバーガー','お得なイベントやサービス');" calcext:value-type="string">
            <text:p>INSERT INTO SERVICE_LUNCH_TABLE VALUES ('20','','フレッシュネスバーガー','お得なイベントやサービス');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ケンタッキーフライドチキン</text:p>
          </table:table-cell>
          <table:table-cell table:style-name="ce3" office:value-type="string" calcext:value-type="string">
            <text:p>「とりの日」パック 1,450円 → 1,000円</text:p>
          </table:table-cell>
          <table:table-cell/>
          <table:table-cell table:formula="of:=&quot;INSERT INTO SERVICE_LUNCH_TABLE VALUES ('&quot;&amp;[.A17]&amp;&quot;','&quot;&amp;[.B17]&amp;&quot;','&quot;&amp;[.C17]&amp;&quot;','&quot;&amp;[.D17]&amp;&quot;');&quot;" office:value-type="string" office:string-value="INSERT INTO SERVICE_LUNCH_TABLE VALUES ('28','','ケンタッキーフライドチキン','「とりの日」パック 1,450円 → 1,000円');" calcext:value-type="string">
            <text:p>INSERT INTO SERVICE_LUNCH_TABLE VALUES ('28','','ケンタッキーフライドチキン','「とりの日」パック 1,450円 → 1,000円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伝説のすた丼屋</text:p>
          </table:table-cell>
          <table:table-cell table:style-name="ce3" office:value-type="string" calcext:value-type="string">
            <text:p>『肉の日』 肉50%増量</text:p>
          </table:table-cell>
          <table:table-cell/>
          <table:table-cell table:formula="of:=&quot;INSERT INTO SERVICE_LUNCH_TABLE VALUES ('&quot;&amp;[.A18]&amp;&quot;','&quot;&amp;[.B18]&amp;&quot;','&quot;&amp;[.C18]&amp;&quot;','&quot;&amp;[.D18]&amp;&quot;');&quot;" office:value-type="string" office:string-value="INSERT INTO SERVICE_LUNCH_TABLE VALUES ('29','','伝説のすた丼屋','『肉の日』 肉50%増量');" calcext:value-type="string">
            <text:p>INSERT INTO SERVICE_LUNCH_TABLE VALUES ('29','','伝説のすた丼屋','『肉の日』 肉50%増量');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19]&amp;&quot;','&quot;&amp;[.B19]&amp;&quot;','&quot;&amp;[.C19]&amp;&quot;','&quot;&amp;[.D19]&amp;&quot;');&quot;" office:value-type="string" office:string-value="INSERT INTO SERVICE_LUNCH_TABLE VALUES ('14','','なか卯','クーポンで値引き');" calcext:value-type="string">
            <text:p>INSERT INTO SERVICE_LUNCH_TABLE VALUES ('14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0]&amp;&quot;','&quot;&amp;[.B20]&amp;&quot;','&quot;&amp;[.C20]&amp;&quot;','&quot;&amp;[.D20]&amp;&quot;');&quot;" office:value-type="string" office:string-value="INSERT INTO SERVICE_LUNCH_TABLE VALUES ('15','','なか卯','クーポンで値引き');" calcext:value-type="string">
            <text:p>INSERT INTO SERVICE_LUNCH_TABLE VALUES ('15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1]&amp;&quot;','&quot;&amp;[.B21]&amp;&quot;','&quot;&amp;[.C21]&amp;&quot;','&quot;&amp;[.D21]&amp;&quot;');&quot;" office:value-type="string" office:string-value="INSERT INTO SERVICE_LUNCH_TABLE VALUES ('16','','なか卯','クーポンで値引き');" calcext:value-type="string">
            <text:p>INSERT INTO SERVICE_LUNCH_TABLE VALUES ('16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2]&amp;&quot;','&quot;&amp;[.B22]&amp;&quot;','&quot;&amp;[.C22]&amp;&quot;','&quot;&amp;[.D22]&amp;&quot;');&quot;" office:value-type="string" office:string-value="INSERT INTO SERVICE_LUNCH_TABLE VALUES ('5','','オリジン弁当','ＷＡＯＮポイントが5倍');" calcext:value-type="string">
            <text:p>INSERT INTO SERVICE_LUNCH_TABLE VALUES ('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3]&amp;&quot;','&quot;&amp;[.B23]&amp;&quot;','&quot;&amp;[.C23]&amp;&quot;','&quot;&amp;[.D23]&amp;&quot;');&quot;" office:value-type="string" office:string-value="INSERT INTO SERVICE_LUNCH_TABLE VALUES ('15','','オリジン弁当','ＷＡＯＮポイントが5倍');" calcext:value-type="string">
            <text:p>INSERT INTO SERVICE_LUNCH_TABLE VALUES ('1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4]&amp;&quot;','&quot;&amp;[.B24]&amp;&quot;','&quot;&amp;[.C24]&amp;&quot;','&quot;&amp;[.D24]&amp;&quot;');&quot;" office:value-type="string" office:string-value="INSERT INTO SERVICE_LUNCH_TABLE VALUES ('25','','オリジン弁当','ＷＡＯＮポイントが5倍');" calcext:value-type="string">
            <text:p>INSERT INTO SERVICE_LUNCH_TABLE VALUES ('2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5]&amp;&quot;','&quot;&amp;[.B25]&amp;&quot;','&quot;&amp;[.C25]&amp;&quot;','&quot;&amp;[.D25]&amp;&quot;');&quot;" office:value-type="string" office:string-value="INSERT INTO SERVICE_LUNCH_TABLE VALUES ('25','','モスバーガー','1,000円以上の入金で4%相当のMOSポイントがもらえます');" calcext:value-type="string">
            <text:p>INSERT INTO SERVICE_LUNCH_TABLE VALUES ('25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6]&amp;&quot;','&quot;&amp;[.B26]&amp;&quot;','&quot;&amp;[.C26]&amp;&quot;','&quot;&amp;[.D26]&amp;&quot;');&quot;" office:value-type="string" office:string-value="INSERT INTO SERVICE_LUNCH_TABLE VALUES ('26','','モスバーガー','1,000円以上の入金で4%相当のMOSポイントがもらえます');" calcext:value-type="string">
            <text:p>INSERT INTO SERVICE_LUNCH_TABLE VALUES ('26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7]&amp;&quot;','&quot;&amp;[.B27]&amp;&quot;','&quot;&amp;[.C27]&amp;&quot;','&quot;&amp;[.D27]&amp;&quot;');&quot;" office:value-type="string" office:string-value="INSERT INTO SERVICE_LUNCH_TABLE VALUES ('27','','モスバーガー','1,000円以上の入金で4%相当のMOSポイントがもらえます');" calcext:value-type="string">
            <text:p>INSERT INTO SERVICE_LUNCH_TABLE VALUES ('27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8]&amp;&quot;','&quot;&amp;[.B28]&amp;&quot;','&quot;&amp;[.C28]&amp;&quot;','&quot;&amp;[.D28]&amp;&quot;');&quot;" office:value-type="string" office:string-value="INSERT INTO SERVICE_LUNCH_TABLE VALUES ('29','','モスバーガー','1,000円以上の入金で4%相当のMOSポイントがもらえます');" calcext:value-type="string">
            <text:p>INSERT INTO SERVICE_LUNCH_TABLE VALUES ('29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29]&amp;&quot;','&quot;&amp;[.B29]&amp;&quot;','&quot;&amp;[.C29]&amp;&quot;','&quot;&amp;[.D29]&amp;&quot;');&quot;" office:value-type="string" office:string-value="INSERT INTO SERVICE_LUNCH_TABLE VALUES ('27','','甘太郎','LINEで甘太郎と友達になると、肉半額のクーポンが配信されます');" calcext:value-type="string">
            <text:p>INSERT INTO SERVICE_LUNCH_TABLE VALUES ('27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0]&amp;&quot;','&quot;&amp;[.B30]&amp;&quot;','&quot;&amp;[.C30]&amp;&quot;','&quot;&amp;[.D30]&amp;&quot;');&quot;" office:value-type="string" office:string-value="INSERT INTO SERVICE_LUNCH_TABLE VALUES ('28','','甘太郎','LINEで甘太郎と友達になると、肉半額のクーポンが配信されます');" calcext:value-type="string">
            <text:p>INSERT INTO SERVICE_LUNCH_TABLE VALUES ('28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1]&amp;&quot;','&quot;&amp;[.B31]&amp;&quot;','&quot;&amp;[.C31]&amp;&quot;','&quot;&amp;[.D31]&amp;&quot;');&quot;" office:value-type="string" office:string-value="INSERT INTO SERVICE_LUNCH_TABLE VALUES ('29','','甘太郎','LINEで甘太郎と友達になると、肉半額のクーポンが配信されます');" calcext:value-type="string">
            <text:p>INSERT INTO SERVICE_LUNCH_TABLE VALUES ('29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2]&amp;&quot;','&quot;&amp;[.B32]&amp;&quot;','&quot;&amp;[.C32]&amp;&quot;','&quot;&amp;[.D32]&amp;&quot;');&quot;" office:value-type="string" office:string-value="INSERT INTO SERVICE_LUNCH_TABLE VALUES ('30','','甘太郎','LINEで甘太郎と友達になると、肉半額のクーポンが配信されます');" calcext:value-type="string">
            <text:p>INSERT INTO SERVICE_LUNCH_TABLE VALUES ('30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3]&amp;&quot;','&quot;&amp;[.B33]&amp;&quot;','&quot;&amp;[.C33]&amp;&quot;','&quot;&amp;[.D33]&amp;&quot;');&quot;" office:value-type="string" office:string-value="INSERT INTO SERVICE_LUNCH_TABLE VALUES ('31','','甘太郎','LINEで甘太郎と友達になると、肉半額のクーポンが配信されます');" calcext:value-type="string">
            <text:p>INSERT INTO SERVICE_LUNCH_TABLE VALUES ('31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牛角</text:p>
          </table:table-cell>
          <table:table-cell table:style-name="ce3" office:value-type="string" calcext:value-type="string">
            <text:p>月替わりで半額になったり、色々とお得なメニューが登場したりしています</text:p>
          </table:table-cell>
          <table:table-cell/>
          <table:table-cell table:formula="of:=&quot;INSERT INTO SERVICE_LUNCH_TABLE VALUES ('&quot;&amp;[.A34]&amp;&quot;','&quot;&amp;[.B34]&amp;&quot;','&quot;&amp;[.C34]&amp;&quot;','&quot;&amp;[.D34]&amp;&quot;');&quot;" office:value-type="string" office:string-value="INSERT INTO SERVICE_LUNCH_TABLE VALUES ('29','','牛角','月替わりで半額になったり、色々とお得なメニューが登場したりしています');" calcext:value-type="string">
            <text:p>INSERT INTO SERVICE_LUNCH_TABLE VALUES ('29','','牛角','月替わりで半額になったり、色々とお得なメニューが登場したりしてい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焼肉トラジ</text:p>
          </table:table-cell>
          <table:table-cell table:style-name="ce3" office:value-type="string" calcext:value-type="string">
            <text:p>お得なイベントが開催されています</text:p>
          </table:table-cell>
          <table:table-cell/>
          <table:table-cell table:formula="of:=&quot;INSERT INTO SERVICE_LUNCH_TABLE VALUES ('&quot;&amp;[.A35]&amp;&quot;','&quot;&amp;[.B35]&amp;&quot;','&quot;&amp;[.C35]&amp;&quot;','&quot;&amp;[.D35]&amp;&quot;');&quot;" office:value-type="string" office:string-value="INSERT INTO SERVICE_LUNCH_TABLE VALUES ('29','','焼肉トラジ','お得なイベントが開催されています');" calcext:value-type="string">
            <text:p>INSERT INTO SERVICE_LUNCH_TABLE VALUES ('29','','焼肉トラジ','お得なイベントが開催されています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MMENDED_LUNCH_TABLE" table:style-name="ta1"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20" table:default-cell-style-name="ce5"/>
        <table:table-row table:style-name="ro1"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DETAIL</text:p>
          </table:table-cell>
          <table:table-cell table:style-name="ce6" office:value-type="string" calcext:value-type="string">
            <text:p>RANK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OTERS</text:p>
          </table:table-cell>
          <table:table-cell table:style-name="ce3" office:value-type="string" calcext:value-type="string">
            <text:p>店員の服が特徴的なアメリカンな店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2]&amp;&quot;','&quot;&amp;[.B2]&amp;&quot;','&quot;&amp;IF(ISBLANK([.C2]);&quot;-1&quot;;[.C2])&amp;&quot;');&quot;" office:value-type="string" office:string-value="INSERT INTO RECOMMENDED_LUNCH_TABLE VALUES ('HOOTERS','店員の服が特徴的なアメリカンな店','6');" calcext:value-type="string">
            <text:p>INSERT INTO RECOMMENDED_LUNCH_TABLE VALUES ('HOOTERS','店員の服が特徴的なアメリカンな店','6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修蔵</text:p>
          </table:table-cell>
          <table:table-cell table:style-name="ce3" office:value-type="string" calcext:value-type="string">
            <text:p>店内がおしゃれで、そばっぽいつけ麺がいい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3]&amp;&quot;','&quot;&amp;[.B3]&amp;&quot;','&quot;&amp;IF(ISBLANK([.C3]);&quot;-1&quot;;[.C3])&amp;&quot;');&quot;" office:value-type="string" office:string-value="INSERT INTO RECOMMENDED_LUNCH_TABLE VALUES ('修蔵','店内がおしゃれで、そばっぽいつけ麺がいい','8');" calcext:value-type="string">
            <text:p>INSERT INTO RECOMMENDED_LUNCH_TABLE VALUES ('修蔵','店内がおしゃれで、そばっぽいつけ麺がいい','8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XI\'AN </text:p>
          </table:table-cell>
          <table:table-cell table:style-name="ce3" office:value-type="string" calcext:value-type="string">
            <text:p>刀削麺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4]&amp;&quot;','&quot;&amp;[.B4]&amp;&quot;','&quot;&amp;IF(ISBLANK([.C4]);&quot;-1&quot;;[.C4])&amp;&quot;');&quot;" office:value-type="string" office:string-value="INSERT INTO RECOMMENDED_LUNCH_TABLE VALUES ('XI\'AN ','刀削麺がいい','7');" calcext:value-type="string">
            <text:p>INSERT INTO RECOMMENDED_LUNCH_TABLE VALUES ('XI\'AN ','刀削麺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まるうどん</text:p>
          </table:table-cell>
          <table:table-cell table:style-name="ce3" office:value-type="string" calcext:value-type="string">
            <text:p>混んでる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5]&amp;&quot;','&quot;&amp;[.B5]&amp;&quot;','&quot;&amp;IF(ISBLANK([.C5]);&quot;-1&quot;;[.C5])&amp;&quot;');&quot;" office:value-type="string" office:string-value="INSERT INTO RECOMMENDED_LUNCH_TABLE VALUES ('はなまるうどん','混んでる','3');" calcext:value-type="string">
            <text:p>INSERT INTO RECOMMENDED_LUNCH_TABLE VALUES ('はなまるうどん','混んでる','3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広州市場 </text:p>
          </table:table-cell>
          <table:table-cell table:style-name="ce3" office:value-type="string" calcext:value-type="string">
            <text:p>ワンタンがおいしい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formula="of:=&quot;INSERT INTO RECOMMENDED_LUNCH_TABLE VALUES ('&quot;&amp;[.A6]&amp;&quot;','&quot;&amp;[.B6]&amp;&quot;','&quot;&amp;IF(ISBLANK([.C6]);&quot;-1&quot;;[.C6])&amp;&quot;');&quot;" office:value-type="string" office:string-value="INSERT INTO RECOMMENDED_LUNCH_TABLE VALUES ('広州市場 ','ワンタンがおいしい','9');" calcext:value-type="string">
            <text:p>INSERT INTO RECOMMENDED_LUNCH_TABLE VALUES ('広州市場 ','ワンタンがおいしい','9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舎鈴</text:p>
          </table:table-cell>
          <table:table-cell table:style-name="ce3" office:value-type="string" calcext:value-type="string">
            <text:p>つけめんがおいし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7]&amp;&quot;','&quot;&amp;[.B7]&amp;&quot;','&quot;&amp;IF(ISBLANK([.C7]);&quot;-1&quot;;[.C7])&amp;&quot;');&quot;" office:value-type="string" office:string-value="INSERT INTO RECOMMENDED_LUNCH_TABLE VALUES ('舎鈴','つけめんがおいしい','7');" calcext:value-type="string">
            <text:p>INSERT INTO RECOMMENDED_LUNCH_TABLE VALUES ('舎鈴','つけめんがおいしい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日乃屋カレー </text:p>
          </table:table-cell>
          <table:table-cell table:style-name="ce3" office:value-type="string" calcext:value-type="string">
            <text:p>生卵がのってるカレー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8]&amp;&quot;','&quot;&amp;[.B8]&amp;&quot;','&quot;&amp;IF(ISBLANK([.C8]);&quot;-1&quot;;[.C8])&amp;&quot;');&quot;" office:value-type="string" office:string-value="INSERT INTO RECOMMENDED_LUNCH_TABLE VALUES ('日乃屋カレー ','生卵がのってるカレー','7');" calcext:value-type="string">
            <text:p>INSERT INTO RECOMMENDED_LUNCH_TABLE VALUES ('日乃屋カレー ','生卵がのってるカレー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炭火活烹三是 </text:p>
          </table:table-cell>
          <table:table-cell table:style-name="ce3" office:value-type="string" calcext:value-type="string">
            <text:p>量が多い海鮮丼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9]&amp;&quot;','&quot;&amp;[.B9]&amp;&quot;','&quot;&amp;IF(ISBLANK([.C9]);&quot;-1&quot;;[.C9])&amp;&quot;');&quot;" office:value-type="string" office:string-value="INSERT INTO RECOMMENDED_LUNCH_TABLE VALUES ('炭火活烹三是 ','量が多い海鮮丼がいい','7');" calcext:value-type="string">
            <text:p>INSERT INTO RECOMMENDED_LUNCH_TABLE VALUES ('炭火活烹三是 ','量が多い海鮮丼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熱中屋</text:p>
          </table:table-cell>
          <table:table-cell table:style-name="ce3" office:value-type="string" calcext:value-type="string">
            <text:p>からあげ・明太子食べ放題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0]&amp;&quot;','&quot;&amp;[.B10]&amp;&quot;','&quot;&amp;IF(ISBLANK([.C10]);&quot;-1&quot;;[.C10])&amp;&quot;');&quot;" office:value-type="string" office:string-value="INSERT INTO RECOMMENDED_LUNCH_TABLE VALUES ('熱中屋','からあげ・明太子食べ放題','5');" calcext:value-type="string">
            <text:p>INSERT INTO RECOMMENDED_LUNCH_TABLE VALUES ('熱中屋','からあげ・明太子食べ放題','5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油そば専門店 ぶらぶら </text:p>
          </table:table-cell>
          <table:table-cell table:style-name="ce3" office:value-type="string" calcext:value-type="string">
            <text:p>大盛無料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1]&amp;&quot;','&quot;&amp;[.B11]&amp;&quot;','&quot;&amp;IF(ISBLANK([.C11]);&quot;-1&quot;;[.C11])&amp;&quot;');&quot;" office:value-type="string" office:string-value="INSERT INTO RECOMMENDED_LUNCH_TABLE VALUES ('油そば専門店 ぶらぶら ','大盛無料','5');" calcext:value-type="string">
            <text:p>INSERT INTO RECOMMENDED_LUNCH_TABLE VALUES ('油そば専門店 ぶらぶら ','大盛無料','5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ねぎし</text:p>
          </table:table-cell>
          <table:table-cell table:style-name="ce3" office:value-type="string" calcext:value-type="string">
            <text:p>お肉の定食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2]&amp;&quot;','&quot;&amp;[.B12]&amp;&quot;','&quot;&amp;IF(ISBLANK([.C12]);&quot;-1&quot;;[.C12])&amp;&quot;');&quot;" office:value-type="string" office:string-value="INSERT INTO RECOMMENDED_LUNCH_TABLE VALUES ('ねぎし','お肉の定食','4');" calcext:value-type="string">
            <text:p>INSERT INTO RECOMMENDED_LUNCH_TABLE VALUES ('ねぎし','お肉の定食','4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富士そば</text:p>
          </table:table-cell>
          <table:table-cell table:style-name="ce3" office:value-type="string" calcext:value-type="string">
            <text:p>そばのチェーン店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13]&amp;&quot;','&quot;&amp;[.B13]&amp;&quot;','&quot;&amp;IF(ISBLANK([.C13]);&quot;-1&quot;;[.C13])&amp;&quot;');&quot;" office:value-type="string" office:string-value="INSERT INTO RECOMMENDED_LUNCH_TABLE VALUES ('富士そば','そばのチェーン店','3');" calcext:value-type="string">
            <text:p>INSERT INTO RECOMMENDED_LUNCH_TABLE VALUES ('富士そば','そばのチェーン店','3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中本</text:p>
          </table:table-cell>
          <table:table-cell table:style-name="ce3" office:value-type="string" calcext:value-type="string">
            <text:p>蒙古タンメンがおすすめ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14]&amp;&quot;','&quot;&amp;[.B14]&amp;&quot;','&quot;&amp;IF(ISBLANK([.C14]);&quot;-1&quot;;[.C14])&amp;&quot;');&quot;" office:value-type="string" office:string-value="INSERT INTO RECOMMENDED_LUNCH_TABLE VALUES ('中本','蒙古タンメンがおすすめ','8');" calcext:value-type="string">
            <text:p>INSERT INTO RECOMMENDED_LUNCH_TABLE VALUES ('中本','蒙古タンメンがおすすめ','8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ひまわり寿司 </text:p>
          </table:table-cell>
          <table:table-cell table:style-name="ce3" office:value-type="string" calcext:value-type="string">
            <text:p>海鮮丼が600円味噌汁、小鉢付き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15]&amp;&quot;','&quot;&amp;[.B15]&amp;&quot;','&quot;&amp;IF(ISBLANK([.C15]);&quot;-1&quot;;[.C15])&amp;&quot;');&quot;" office:value-type="string" office:string-value="INSERT INTO RECOMMENDED_LUNCH_TABLE VALUES ('ひまわり寿司 ','海鮮丼が600円味噌汁、小鉢付き','6');" calcext:value-type="string">
            <text:p>INSERT INTO RECOMMENDED_LUNCH_TABLE VALUES ('ひまわり寿司 ','海鮮丼が600円味噌汁、小鉢付き','6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壱角家 </text:p>
          </table:table-cell>
          <table:table-cell table:style-name="ce3" office:value-type="string" calcext:value-type="string">
            <text:p>横浜家系ラーメン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6]&amp;&quot;','&quot;&amp;[.B16]&amp;&quot;','&quot;&amp;IF(ISBLANK([.C16]);&quot;-1&quot;;[.C16])&amp;&quot;');&quot;" office:value-type="string" office:string-value="INSERT INTO RECOMMENDED_LUNCH_TABLE VALUES ('壱角家 ','横浜家系ラーメン','4');" calcext:value-type="string">
            <text:p>INSERT INTO RECOMMENDED_LUNCH_TABLE VALUES ('壱角家 ','横浜家系ラーメン','4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情熱のすためしどんどん </text:p>
          </table:table-cell>
          <table:table-cell table:style-name="ce3" office:value-type="string" calcext:value-type="string">
            <text:p>すた丼（ランチには危険！！）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7]&amp;&quot;','&quot;&amp;[.B17]&amp;&quot;','&quot;&amp;IF(ISBLANK([.C17]);&quot;-1&quot;;[.C17])&amp;&quot;');&quot;" office:value-type="string" office:string-value="INSERT INTO RECOMMENDED_LUNCH_TABLE VALUES ('情熱のすためしどんどん ','すた丼（ランチには危険！！）','4');" calcext:value-type="string">
            <text:p>INSERT INTO RECOMMENDED_LUNCH_TABLE VALUES ('情熱のすためしどんどん ','すた丼（ランチには危険！！）','4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WAIGAYA </text:p>
          </table:table-cell>
          <table:table-cell table:style-name="ce3" office:value-type="string" calcext:value-type="string">
            <text:p>イタリアンのおしゃれなお店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18]&amp;&quot;','&quot;&amp;[.B18]&amp;&quot;','&quot;&amp;IF(ISBLANK([.C18]);&quot;-1&quot;;[.C18])&amp;&quot;');&quot;" office:value-type="string" office:string-value="INSERT INTO RECOMMENDED_LUNCH_TABLE VALUES ('WAIGAYA ','イタリアンのおしゃれなお店','7');" calcext:value-type="string">
            <text:p>INSERT INTO RECOMMENDED_LUNCH_TABLE VALUES ('WAIGAYA ','イタリアンのおしゃれなお店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豚珍館</text:p>
          </table:table-cell>
          <table:table-cell table:style-name="ce3" office:value-type="string" calcext:value-type="string">
            <text:p>昼時には行列？とんかつの有名な店</text:p>
          </table:table-cell>
          <table:table-cell table:style-name="ce3"/>
          <table:table-cell/>
          <table:table-cell table:formula="of:=&quot;INSERT INTO RECOMMENDED_LUNCH_TABLE VALUES ('&quot;&amp;[.A19]&amp;&quot;','&quot;&amp;[.B19]&amp;&quot;','&quot;&amp;IF(ISBLANK([.C19]);&quot;-1&quot;;[.C19])&amp;&quot;');&quot;" office:value-type="string" office:string-value="INSERT INTO RECOMMENDED_LUNCH_TABLE VALUES ('豚珍館','昼時には行列？とんかつの有名な店','-1');" calcext:value-type="string">
            <text:p>INSERT INTO RECOMMENDED_LUNCH_TABLE VALUES ('豚珍館','昼時には行列？とんかつの有名な店','-1');</text:p>
          </table:table-cell>
          <table:table-cell table:style-name="ce10"/>
          <table: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>
            <text:p>三是寿司</text:p>
          </table:table-cell>
          <table:table-cell table:style-name="ce3" office:value-type="string" calcext:value-type="string">
            <text:p>ご飯の見えないデカ盛り海鮮丼</text:p>
          </table:table-cell>
          <table:table-cell table:style-name="ce3"/>
          <table:table-cell/>
          <table:table-cell table:formula="of:=&quot;INSERT INTO RECOMMENDED_LUNCH_TABLE VALUES ('&quot;&amp;[.A20]&amp;&quot;','&quot;&amp;[.B20]&amp;&quot;','&quot;&amp;IF(ISBLANK([.C20]);&quot;-1&quot;;[.C20])&amp;&quot;');&quot;" office:value-type="string" office:string-value="INSERT INTO RECOMMENDED_LUNCH_TABLE VALUES ('三是寿司','ご飯の見えないデカ盛り海鮮丼','-1');" calcext:value-type="string">
            <text:p>INSERT INTO RECOMMENDED_LUNCH_TABLE VALUES ('三是寿司','ご飯の見えないデカ盛り海鮮丼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粗挽き蕎麦 トキ</text:p>
          </table:table-cell>
          <table:table-cell table:style-name="ce3" office:value-type="string" calcext:value-type="string">
            <text:p>太くて噛み応えのある田舎そば</text:p>
          </table:table-cell>
          <table:table-cell table:style-name="ce3"/>
          <table:table-cell/>
          <table:table-cell table:formula="of:=&quot;INSERT INTO RECOMMENDED_LUNCH_TABLE VALUES ('&quot;&amp;[.A21]&amp;&quot;','&quot;&amp;[.B21]&amp;&quot;','&quot;&amp;IF(ISBLANK([.C21]);&quot;-1&quot;;[.C21])&amp;&quot;');&quot;" office:value-type="string" office:string-value="INSERT INTO RECOMMENDED_LUNCH_TABLE VALUES ('粗挽き蕎麦 トキ','太くて噛み応えのある田舎そば','-1');" calcext:value-type="string">
            <text:p>INSERT INTO RECOMMENDED_LUNCH_TABLE VALUES ('粗挽き蕎麦 トキ','太くて噛み応えのある田舎そば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慎</text:p>
          </table:table-cell>
          <table:table-cell table:style-name="ce3" office:value-type="string" calcext:value-type="string">
            <text:p>微妙な柔らかさが癖になる味と食感のうどん</text:p>
          </table:table-cell>
          <table:table-cell table:style-name="ce3"/>
          <table:table-cell/>
          <table:table-cell table:formula="of:=&quot;INSERT INTO RECOMMENDED_LUNCH_TABLE VALUES ('&quot;&amp;[.A22]&amp;&quot;','&quot;&amp;[.B22]&amp;&quot;','&quot;&amp;IF(ISBLANK([.C22]);&quot;-1&quot;;[.C22])&amp;&quot;');&quot;" office:value-type="string" office:string-value="INSERT INTO RECOMMENDED_LUNCH_TABLE VALUES ('慎','微妙な柔らかさが癖になる味と食感のうどん','-1');" calcext:value-type="string">
            <text:p>INSERT INTO RECOMMENDED_LUNCH_TABLE VALUES ('慎','微妙な柔らかさが癖になる味と食感のうどん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カレーハウス11イマサ</text:p>
          </table:table-cell>
          <table:table-cell table:style-name="ce3" office:value-type="string" calcext:value-type="string">
            <text:p>500円でもお釣りが出てしまう！？</text:p>
          </table:table-cell>
          <table:table-cell table:style-name="ce3"/>
          <table:table-cell/>
          <table:table-cell table:formula="of:=&quot;INSERT INTO RECOMMENDED_LUNCH_TABLE VALUES ('&quot;&amp;[.A23]&amp;&quot;','&quot;&amp;[.B23]&amp;&quot;','&quot;&amp;IF(ISBLANK([.C23]);&quot;-1&quot;;[.C23])&amp;&quot;');&quot;" office:value-type="string" office:string-value="INSERT INTO RECOMMENDED_LUNCH_TABLE VALUES ('カレーハウス11イマサ','500円でもお釣りが出てしまう！？','-1');" calcext:value-type="string">
            <text:p>INSERT INTO RECOMMENDED_LUNCH_TABLE VALUES ('カレーハウス11イマサ','500円でもお釣りが出てしまう！？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かのや</text:p>
          </table:table-cell>
          <table:table-cell table:style-name="ce3" office:value-type="string" calcext:value-type="string">
            <text:p>ほとんどがワンコインで味わえます</text:p>
          </table:table-cell>
          <table:table-cell table:style-name="ce3"/>
          <table:table-cell/>
          <table:table-cell table:formula="of:=&quot;INSERT INTO RECOMMENDED_LUNCH_TABLE VALUES ('&quot;&amp;[.A24]&amp;&quot;','&quot;&amp;[.B24]&amp;&quot;','&quot;&amp;IF(ISBLANK([.C24]);&quot;-1&quot;;[.C24])&amp;&quot;');&quot;" office:value-type="string" office:string-value="INSERT INTO RECOMMENDED_LUNCH_TABLE VALUES ('かのや','ほとんどがワンコインで味わえます','-1');" calcext:value-type="string">
            <text:p>INSERT INTO RECOMMENDED_LUNCH_TABLE VALUES ('かのや','ほとんどがワンコインで味わえ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串天ぷら　段々屋</text:p>
          </table:table-cell>
          <table:table-cell table:style-name="ce3" office:value-type="string" calcext:value-type="string">
            <text:p>ランチは提供まで少し時間がかかります</text:p>
          </table:table-cell>
          <table:table-cell table:style-name="ce3"/>
          <table:table-cell/>
          <table:table-cell table:formula="of:=&quot;INSERT INTO RECOMMENDED_LUNCH_TABLE VALUES ('&quot;&amp;[.A25]&amp;&quot;','&quot;&amp;[.B25]&amp;&quot;','&quot;&amp;IF(ISBLANK([.C25]);&quot;-1&quot;;[.C25])&amp;&quot;');&quot;" office:value-type="string" office:string-value="INSERT INTO RECOMMENDED_LUNCH_TABLE VALUES ('串天ぷら　段々屋','ランチは提供まで少し時間がかかります','-1');" calcext:value-type="string">
            <text:p>INSERT INTO RECOMMENDED_LUNCH_TABLE VALUES ('串天ぷら　段々屋','ランチは提供まで少し時間がかかり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一滴八銭屋</text:p>
          </table:table-cell>
          <table:table-cell table:style-name="ce3" office:value-type="string" calcext:value-type="string">
            <text:p>食べ応えのあるうどんランチ</text:p>
          </table:table-cell>
          <table:table-cell table:style-name="ce3"/>
          <table:table-cell/>
          <table:table-cell table:formula="of:=&quot;INSERT INTO RECOMMENDED_LUNCH_TABLE VALUES ('&quot;&amp;[.A26]&amp;&quot;','&quot;&amp;[.B26]&amp;&quot;','&quot;&amp;IF(ISBLANK([.C26]);&quot;-1&quot;;[.C26])&amp;&quot;');&quot;" office:value-type="string" office:string-value="INSERT INTO RECOMMENDED_LUNCH_TABLE VALUES ('一滴八銭屋','食べ応えのあるうどんランチ','-1');" calcext:value-type="string">
            <text:p>INSERT INTO RECOMMENDED_LUNCH_TABLE VALUES ('一滴八銭屋','食べ応えのあるうどんラン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老辺餃子館</text:p>
          </table:table-cell>
          <table:table-cell table:style-name="ce3" office:value-type="string" calcext:value-type="string">
            <text:p>餃子マニアから「餃子の聖地」と絶賛されている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27]&amp;&quot;','&quot;&amp;[.B27]&amp;&quot;','&quot;&amp;IF(ISBLANK([.C27]);&quot;-1&quot;;[.C27])&amp;&quot;');&quot;" office:value-type="string" office:string-value="INSERT INTO RECOMMENDED_LUNCH_TABLE VALUES ('老辺餃子館','餃子マニアから「餃子の聖地」と絶賛されている','7');" calcext:value-type="string">
            <text:p>INSERT INTO RECOMMENDED_LUNCH_TABLE VALUES ('老辺餃子館','餃子マニアから「餃子の聖地」と絶賛されている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しんぱち食堂</text:p>
          </table:table-cell>
          <table:table-cell table:style-name="ce3" office:value-type="string" calcext:value-type="string">
            <text:p>魚メインの、安い和食ランチが食べられる</text:p>
          </table:table-cell>
          <table:table-cell table:style-name="ce3"/>
          <table:table-cell/>
          <table:table-cell table:formula="of:=&quot;INSERT INTO RECOMMENDED_LUNCH_TABLE VALUES ('&quot;&amp;[.A28]&amp;&quot;','&quot;&amp;[.B28]&amp;&quot;','&quot;&amp;IF(ISBLANK([.C28]);&quot;-1&quot;;[.C28])&amp;&quot;');&quot;" office:value-type="string" office:string-value="INSERT INTO RECOMMENDED_LUNCH_TABLE VALUES ('しんぱち食堂','魚メインの、安い和食ランチが食べられる','-1');" calcext:value-type="string">
            <text:p>INSERT INTO RECOMMENDED_LUNCH_TABLE VALUES ('しんぱち食堂','魚メインの、安い和食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さくらみち</text:p>
          </table:table-cell>
          <table:table-cell table:style-name="ce3" office:value-type="string" calcext:value-type="string">
            <text:p>安い肉ランチが食べられる</text:p>
          </table:table-cell>
          <table:table-cell table:style-name="ce3"/>
          <table:table-cell/>
          <table:table-cell table:formula="of:=&quot;INSERT INTO RECOMMENDED_LUNCH_TABLE VALUES ('&quot;&amp;[.A29]&amp;&quot;','&quot;&amp;[.B29]&amp;&quot;','&quot;&amp;IF(ISBLANK([.C29]);&quot;-1&quot;;[.C29])&amp;&quot;');&quot;" office:value-type="string" office:string-value="INSERT INTO RECOMMENDED_LUNCH_TABLE VALUES ('さくらみち','安い肉ランチが食べられる','-1');" calcext:value-type="string">
            <text:p>INSERT INTO RECOMMENDED_LUNCH_TABLE VALUES ('さくらみち','安い肉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三国一</text:p>
          </table:table-cell>
          <table:table-cell table:style-name="ce3" office:value-type="string" calcext:value-type="string">
            <text:p>「サラダうどん」は、生野菜たっぷり</text:p>
          </table:table-cell>
          <table:table-cell table:style-name="ce3"/>
          <table:table-cell/>
          <table:table-cell table:formula="of:=&quot;INSERT INTO RECOMMENDED_LUNCH_TABLE VALUES ('&quot;&amp;[.A30]&amp;&quot;','&quot;&amp;[.B30]&amp;&quot;','&quot;&amp;IF(ISBLANK([.C30]);&quot;-1&quot;;[.C30])&amp;&quot;');&quot;" office:value-type="string" office:string-value="INSERT INTO RECOMMENDED_LUNCH_TABLE VALUES ('三国一','「サラダうどん」は、生野菜たっぷり','-1');" calcext:value-type="string">
            <text:p>INSERT INTO RECOMMENDED_LUNCH_TABLE VALUES ('三国一','「サラダうどん」は、生野菜たっぷり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溶岩焼肉ダイニングbonbor</text:p>
          </table:table-cell>
          <table:table-cell table:style-name="ce3" office:value-type="string" calcext:value-type="string">
            <text:p>お肉を切ると肉汁がぶわあーって出てきます</text:p>
          </table:table-cell>
          <table:table-cell table:style-name="ce3"/>
          <table:table-cell/>
          <table:table-cell table:formula="of:=&quot;INSERT INTO RECOMMENDED_LUNCH_TABLE VALUES ('&quot;&amp;[.A31]&amp;&quot;','&quot;&amp;[.B31]&amp;&quot;','&quot;&amp;IF(ISBLANK([.C31]);&quot;-1&quot;;[.C31])&amp;&quot;');&quot;" office:value-type="string" office:string-value="INSERT INTO RECOMMENDED_LUNCH_TABLE VALUES ('溶岩焼肉ダイニングbonbor','お肉を切ると肉汁がぶわあーって出てきます','-1');" calcext:value-type="string">
            <text:p>INSERT INTO RECOMMENDED_LUNCH_TABLE VALUES ('溶岩焼肉ダイニングbonbor','お肉を切ると肉汁がぶわあーって出てき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わぶ</text:p>
          </table:table-cell>
          <table:table-cell table:style-name="ce3" office:value-type="string" calcext:value-type="string">
            <text:p>とても大きなカキフライが名物</text:p>
          </table:table-cell>
          <table:table-cell table:style-name="ce3"/>
          <table:table-cell/>
          <table:table-cell table:formula="of:=&quot;INSERT INTO RECOMMENDED_LUNCH_TABLE VALUES ('&quot;&amp;[.A32]&amp;&quot;','&quot;&amp;[.B32]&amp;&quot;','&quot;&amp;IF(ISBLANK([.C32]);&quot;-1&quot;;[.C32])&amp;&quot;');&quot;" office:value-type="string" office:string-value="INSERT INTO RECOMMENDED_LUNCH_TABLE VALUES ('わぶ','とても大きなカキフライが名物','-1');" calcext:value-type="string">
            <text:p>INSERT INTO RECOMMENDED_LUNCH_TABLE VALUES ('わぶ','とても大きなカキフライが名物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白銀屋</text:p>
          </table:table-cell>
          <table:table-cell table:style-name="ce3" office:value-type="string" calcext:value-type="string">
            <text:p>炭火で炙った魚が絶品</text:p>
          </table:table-cell>
          <table:table-cell table:style-name="ce3"/>
          <table:table-cell/>
          <table:table-cell table:formula="of:=&quot;INSERT INTO RECOMMENDED_LUNCH_TABLE VALUES ('&quot;&amp;[.A33]&amp;&quot;','&quot;&amp;[.B33]&amp;&quot;','&quot;&amp;IF(ISBLANK([.C33]);&quot;-1&quot;;[.C33])&amp;&quot;');&quot;" office:value-type="string" office:string-value="INSERT INTO RECOMMENDED_LUNCH_TABLE VALUES ('白銀屋','炭火で炙った魚が絶品','-1');" calcext:value-type="string">
            <text:p>INSERT INTO RECOMMENDED_LUNCH_TABLE VALUES ('白銀屋','炭火で炙った魚が絶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魚人食堂</text:p>
          </table:table-cell>
          <table:table-cell table:style-name="ce3" office:value-type="string" calcext:value-type="string">
            <text:p>700円前後とコスパ抜群</text:p>
          </table:table-cell>
          <table:table-cell table:style-name="ce3"/>
          <table:table-cell/>
          <table:table-cell table:formula="of:=&quot;INSERT INTO RECOMMENDED_LUNCH_TABLE VALUES ('&quot;&amp;[.A34]&amp;&quot;','&quot;&amp;[.B34]&amp;&quot;','&quot;&amp;IF(ISBLANK([.C34]);&quot;-1&quot;;[.C34])&amp;&quot;');&quot;" office:value-type="string" office:string-value="INSERT INTO RECOMMENDED_LUNCH_TABLE VALUES ('魚人食堂','700円前後とコスパ抜群','-1');" calcext:value-type="string">
            <text:p>INSERT INTO RECOMMENDED_LUNCH_TABLE VALUES ('魚人食堂','700円前後とコスパ抜群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こがね屋</text:p>
          </table:table-cell>
          <table:table-cell table:style-name="ce3" office:value-type="string" calcext:value-type="string">
            <text:p>魚&amp;肉メニューあり</text:p>
          </table:table-cell>
          <table:table-cell table:style-name="ce3"/>
          <table:table-cell/>
          <table:table-cell table:formula="of:=&quot;INSERT INTO RECOMMENDED_LUNCH_TABLE VALUES ('&quot;&amp;[.A35]&amp;&quot;','&quot;&amp;[.B35]&amp;&quot;','&quot;&amp;IF(ISBLANK([.C35]);&quot;-1&quot;;[.C35])&amp;&quot;');&quot;" office:value-type="string" office:string-value="INSERT INTO RECOMMENDED_LUNCH_TABLE VALUES ('こがね屋','魚&amp;肉メニューあり','-1');" calcext:value-type="string">
            <text:p>INSERT INTO RECOMMENDED_LUNCH_TABLE VALUES ('こがね屋','魚&amp;肉メニューあり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新宿割烹中嶋</text:p>
          </table:table-cell>
          <table:table-cell table:style-name="ce3" office:value-type="string" calcext:value-type="string">
            <text:p>ミシュランにも載ったことがある</text:p>
          </table:table-cell>
          <table:table-cell table:style-name="ce3"/>
          <table:table-cell/>
          <table:table-cell table:formula="of:=&quot;INSERT INTO RECOMMENDED_LUNCH_TABLE VALUES ('&quot;&amp;[.A36]&amp;&quot;','&quot;&amp;[.B36]&amp;&quot;','&quot;&amp;IF(ISBLANK([.C36]);&quot;-1&quot;;[.C36])&amp;&quot;');&quot;" office:value-type="string" office:string-value="INSERT INTO RECOMMENDED_LUNCH_TABLE VALUES ('新宿割烹中嶋','ミシュランにも載ったことがある','-1');" calcext:value-type="string">
            <text:p>INSERT INTO RECOMMENDED_LUNCH_TABLE VALUES ('新宿割烹中嶋','ミシュランにも載ったことがあ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とん竹</text:p>
          </table:table-cell>
          <table:table-cell table:style-name="ce3" office:value-type="string" calcext:value-type="string">
            <text:p>お肉は甘みがすごい。豚の芳醇な香りが口を包みます！</text:p>
          </table:table-cell>
          <table:table-cell table:style-name="ce3"/>
          <table:table-cell/>
          <table:table-cell table:formula="of:=&quot;INSERT INTO RECOMMENDED_LUNCH_TABLE VALUES ('&quot;&amp;[.A37]&amp;&quot;','&quot;&amp;[.B37]&amp;&quot;','&quot;&amp;IF(ISBLANK([.C37]);&quot;-1&quot;;[.C37])&amp;&quot;');&quot;" office:value-type="string" office:string-value="INSERT INTO RECOMMENDED_LUNCH_TABLE VALUES ('とん竹','お肉は甘みがすごい。豚の芳醇な香りが口を包みます！','-1');" calcext:value-type="string">
            <text:p>INSERT INTO RECOMMENDED_LUNCH_TABLE VALUES ('とん竹','お肉は甘みがすごい。豚の芳醇な香りが口を包みます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ルモンド</text:p>
          </table:table-cell>
          <table:table-cell table:style-name="ce3" office:value-type="string" calcext:value-type="string">
            <text:p>カウンターで1000円くらいでリブロースやサーロインのステーキ</text:p>
          </table:table-cell>
          <table:table-cell table:style-name="ce3"/>
          <table:table-cell/>
          <table:table-cell table:formula="of:=&quot;INSERT INTO RECOMMENDED_LUNCH_TABLE VALUES ('&quot;&amp;[.A38]&amp;&quot;','&quot;&amp;[.B38]&amp;&quot;','&quot;&amp;IF(ISBLANK([.C38]);&quot;-1&quot;;[.C38])&amp;&quot;');&quot;" office:value-type="string" office:string-value="INSERT INTO RECOMMENDED_LUNCH_TABLE VALUES ('ルモンド','カウンターで1000円くらいでリブロースやサーロインのステーキ','-1');" calcext:value-type="string">
            <text:p>INSERT INTO RECOMMENDED_LUNCH_TABLE VALUES ('ルモンド','カウンターで1000円くらいでリブロースやサーロインのステーキ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明月館</text:p>
          </table:table-cell>
          <table:table-cell table:style-name="ce3" office:value-type="string" calcext:value-type="string">
            <text:p>カルビ・ハラミランチの焼肉</text:p>
          </table:table-cell>
          <table:table-cell table:style-name="ce3"/>
          <table:table-cell/>
          <table:table-cell table:formula="of:=&quot;INSERT INTO RECOMMENDED_LUNCH_TABLE VALUES ('&quot;&amp;[.A39]&amp;&quot;','&quot;&amp;[.B39]&amp;&quot;','&quot;&amp;IF(ISBLANK([.C39]);&quot;-1&quot;;[.C39])&amp;&quot;');&quot;" office:value-type="string" office:string-value="INSERT INTO RECOMMENDED_LUNCH_TABLE VALUES ('明月館','カルビ・ハラミランチの焼肉','-1');" calcext:value-type="string">
            <text:p>INSERT INTO RECOMMENDED_LUNCH_TABLE VALUES ('明月館','カルビ・ハラミランチの焼肉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もんや</text:p>
          </table:table-cell>
          <table:table-cell table:style-name="ce3" office:value-type="string" calcext:value-type="string">
            <text:p>ランチはなんと1,000円台で高級なお肉</text:p>
          </table:table-cell>
          <table:table-cell table:style-name="ce3"/>
          <table:table-cell/>
          <table:table-cell table:formula="of:=&quot;INSERT INTO RECOMMENDED_LUNCH_TABLE VALUES ('&quot;&amp;[.A40]&amp;&quot;','&quot;&amp;[.B40]&amp;&quot;','&quot;&amp;IF(ISBLANK([.C40]);&quot;-1&quot;;[.C40])&amp;&quot;');&quot;" office:value-type="string" office:string-value="INSERT INTO RECOMMENDED_LUNCH_TABLE VALUES ('はなもんや','ランチはなんと1,000円台で高級なお肉','-1');" calcext:value-type="string">
            <text:p>INSERT INTO RECOMMENDED_LUNCH_TABLE VALUES ('はなもんや','ランチはなんと1,000円台で高級なお肉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風雲児</text:p>
          </table:table-cell>
          <table:table-cell table:style-name="ce3" office:value-type="string" calcext:value-type="string">
            <text:p>つけだれは安定の動物と魚介のミックスでトロリと濃厚</text:p>
          </table:table-cell>
          <table:table-cell table:style-name="ce3"/>
          <table:table-cell/>
          <table:table-cell table:formula="of:=&quot;INSERT INTO RECOMMENDED_LUNCH_TABLE VALUES ('&quot;&amp;[.A41]&amp;&quot;','&quot;&amp;[.B41]&amp;&quot;','&quot;&amp;IF(ISBLANK([.C41]);&quot;-1&quot;;[.C41])&amp;&quot;');&quot;" office:value-type="string" office:string-value="INSERT INTO RECOMMENDED_LUNCH_TABLE VALUES ('風雲児','つけだれは安定の動物と魚介のミックスでトロリと濃厚','-1');" calcext:value-type="string">
            <text:p>INSERT INTO RECOMMENDED_LUNCH_TABLE VALUES ('風雲児','つけだれは安定の動物と魚介のミックスでトロリと濃厚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チキン亭</text:p>
          </table:table-cell>
          <table:table-cell table:style-name="ce3" office:value-type="string" calcext:value-type="string">
            <text:p>ワンコインランチが人気</text:p>
          </table:table-cell>
          <table:table-cell table:style-name="ce3"/>
          <table:table-cell/>
          <table:table-cell table:formula="of:=&quot;INSERT INTO RECOMMENDED_LUNCH_TABLE VALUES ('&quot;&amp;[.A42]&amp;&quot;','&quot;&amp;[.B42]&amp;&quot;','&quot;&amp;IF(ISBLANK([.C42]);&quot;-1&quot;;[.C42])&amp;&quot;');&quot;" office:value-type="string" office:string-value="INSERT INTO RECOMMENDED_LUNCH_TABLE VALUES ('チキン亭','ワンコインランチが人気','-1');" calcext:value-type="string">
            <text:p>INSERT INTO RECOMMENDED_LUNCH_TABLE VALUES ('チキン亭','ワンコインランチが人気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大戸屋</text:p>
          </table:table-cell>
          <table:table-cell table:style-name="ce3" office:value-type="string" calcext:value-type="string">
            <text:p>ランチで困ったときの定食の定番</text:p>
          </table:table-cell>
          <table:table-cell table:style-name="ce3"/>
          <table:table-cell/>
          <table:table-cell table:formula="of:=&quot;INSERT INTO RECOMMENDED_LUNCH_TABLE VALUES ('&quot;&amp;[.A43]&amp;&quot;','&quot;&amp;[.B43]&amp;&quot;','&quot;&amp;IF(ISBLANK([.C43]);&quot;-1&quot;;[.C43])&amp;&quot;');&quot;" office:value-type="string" office:string-value="INSERT INTO RECOMMENDED_LUNCH_TABLE VALUES ('大戸屋','ランチで困ったときの定食の定番','-1');" calcext:value-type="string">
            <text:p>INSERT INTO RECOMMENDED_LUNCH_TABLE VALUES ('大戸屋','ランチで困ったときの定食の定番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4]&amp;&quot;','&quot;&amp;[.B44]&amp;&quot;','&quot;&amp;IF(ISBLANK([.C44]);&quot;-1&quot;;[.C44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5]&amp;&quot;','&quot;&amp;[.B45]&amp;&quot;','&quot;&amp;IF(ISBLANK([.C45]);&quot;-1&quot;;[.C45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6]&amp;&quot;','&quot;&amp;[.B46]&amp;&quot;','&quot;&amp;IF(ISBLANK([.C46]);&quot;-1&quot;;[.C46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7]&amp;&quot;','&quot;&amp;[.B47]&amp;&quot;','&quot;&amp;IF(ISBLANK([.C47]);&quot;-1&quot;;[.C47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8]&amp;&quot;','&quot;&amp;[.B48]&amp;&quot;','&quot;&amp;IF(ISBLANK([.C48]);&quot;-1&quot;;[.C48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9]&amp;&quot;','&quot;&amp;[.B49]&amp;&quot;','&quot;&amp;IF(ISBLANK([.C49]);&quot;-1&quot;;[.C49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50]&amp;&quot;','&quot;&amp;[.B50]&amp;&quot;','&quot;&amp;IF(ISBLANK([.C50]);&quot;-1&quot;;[.C50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51]&amp;&quot;','&quot;&amp;[.B51]&amp;&quot;','&quot;&amp;IF(ISBLANK([.C51]);&quot;-1&quot;;[.C51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52]&amp;&quot;','&quot;&amp;[.B52]&amp;&quot;','&quot;&amp;IF(ISBLANK([.C52]);&quot;-1&quot;;[.C52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ソースコード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実行手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ython3 bot.p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ソース（Slackbotの手順で使用したSlackBotPlugin.pyを下記のソースコードに書き換えて使用すること）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-*- coding: utf-8 -*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.bot import respond_to, listen_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requests.exceptions import RequestExcep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ir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and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y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isp_test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chatSystem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qa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ubproc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MySQLd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texttable import Text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natural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googlema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ate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oc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urllib.requ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hut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om slacker import Sla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_settings import API_TOK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acker = Slacker(API_TOKE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s TEMP_DATA(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text_info = 'DUMMY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ode_info = 'dialo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aplh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 <text:s text:c="3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gamm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 = qaChat.main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del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ql = "SELECT KINMU_YMD,SYUSSYA_TIME,TAISYA_TIME FROM KINTAI_TABLE INNER JOIN SLACK_ID_TABLE ON KINTAI_TABLE.SYAIN_CD = SLACK_ID_TABLE.SYAIN_CD WHERE SLACK_ID_TABLE.SLACK_ID = '" + message.body['user'] + "'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sult = cursor.fetchall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table = Texttabl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deco(Texttable.HEAD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align(["l", "l", "l"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width([20, 20, 20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header(['勤務日', '出社時間', '退勤時間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add_rows(result, Fals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reply('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table.draw()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'例外が発生しました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kintai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kbn = message.body['text'].split()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lackId = message.body['user'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if(kbn == '出勤' or kbn == '出社' or kbn == 'しゅっきん' or kbn == 'しゅっ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SYUS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出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if(kbn == '退勤' or kbn == '退社' or kbn == 'たいきん' or kbn == 'たい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TAI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退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rollbac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finall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ursor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lunch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now_place = '東京都新宿区西新宿1-21-1 明宝ビル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google_map_key = 'AIzaSyCuxTpu4wHcCz1M9S3GNLMfbCYmrc-b-d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oday = datetime.date.today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e.setlocale(locale.LC_TIME, 'ja_JP.UTF-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pattern = r".*おすすめ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SELECT SHOP_NAME, SPECIAL FROM SERVICE_LUNCH_TABLE WHERE SERVICE_DAY = '" + str(today.day) + "' OR SERVICE_WEEK = '" + today.strftime('%a') + "'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len(result) == 0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if len(result) &gt;= 2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0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0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pattern = r".*チャレンジ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= -1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gmaps = googlemaps.Client(key=google_map_ke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irections_result = gmaps.directions(now_place, "新宿 " + shop_name, mode="walking", alternatives=False, language="ja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"今日のおすすめは" + shop_name + "です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は" + specia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まで" + re.sub(" ", "", directions_result[0]['legs'][0]['distance']['text']) + "(" + directions_result[0]['legs'][0]['duration']['text'] + ")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create_map_image(shop_nam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at = str(directions_result[0]['legs'][0]['end_location']['la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ng = str(directions_result[0]['legs'][0]['end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url = "http://maps.google.com/maps/api/staticmap?center=" + lat + "," + lng + "&amp;zoom=18&amp;size=640x480&amp;markers=" + lat + "%2C" + lng + "&amp;sensor=false&amp;key=" + google_map_key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url="https://maps.googleapis.com/maps/api/staticmap?path=weight%3A10%7Ccolor%3Ared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now_place + 'からの道順は下記です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ounter =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for step in directions_result[0]['legs'][0]['steps']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url += <text:s/>"%7C" + str(step['start_location']['lat']) + "%2C" + str(step['start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'{0:02d}'.format(counter) + ". " + re.sub(" ", "", step['distance']['text']) + re.sub(r'[\x20-\x7E]+', "", re.sub("&lt;div", "（", re.sub("&lt;/div&gt;", "）", step['html_instructions']))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unter +=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url += "%7C" + lat + "%2C" + lng + "&amp;markers=" + lat + "%2C" + lng + "&amp;size=640x480&amp;key=" + google_map_ke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ownload_pic(url, shop_nam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shutil.copy("/home/pi/teamB/map/" + str(shop_name) + ".png", "/home/pi/teamB/map/upload_file.png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lacker.files.upload("/home/pi/teamB/map/upload_file.png" , filename="upload_file.png", channels=message.body['channel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os.remove("/home/pi/teamB/map/upload_file.png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 Exception as 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print("{0}".format(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be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 download_pic(url,file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 = urllib.request.urlopen(ur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 = open( "/home/pi/teamB/map/" + str(filename) + ".png" , 'w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write(img.read(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close(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00/00/00</text:date>, <text:time style:data-style-name="N2" text:time-value="10:09:50.6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18T17:31:20.304000000</dc:date>
    <meta:editing-duration>PT17H53M40S</meta:editing-duration>
    <meta:editing-cycles>31</meta:editing-cycles>
    <meta:generator>LibreOffice/5.0.3.2$Windows_x86 LibreOffice_project/e5f16313668ac592c1bfb310f4390624e3dbfb75</meta:generator>
    <meta:document-statistic meta:table-count="5" meta:cell-count="519" meta:object-count="0"/>
  </office:meta>
</office:document-meta>
</file>